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AttributeException.MissingAttributeException( String missing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AttributeException.getMissing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